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51189" officeooo:paragraph-rsid="00151189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5be6c" officeooo:paragraph-rsid="0015be6c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1b00ee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2077e6" style:font-size-asian="14pt" style:font-weight-asian="normal" style:font-size-complex="14pt" style:font-weight-complex="normal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1189" officeooo:paragraph-rsid="00151189" style:font-size-asian="12pt" style:font-weight-asian="normal" style:font-size-complex="12pt" style:font-weight-complex="normal"/>
    </style:style>
    <style:style style:name="P6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2pt" style:font-weight-asian="normal" style:font-size-complex="12pt" style:font-weight-complex="normal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8672d" officeooo:paragraph-rsid="0018672d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9d473" officeooo:paragraph-rsid="0019d473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077e6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3cb02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8672d" officeooo:paragraph-rsid="0018672d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1189" officeooo:paragraph-rsid="00151189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6f9e6" officeooo:paragraph-rsid="0016f9e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8672d" officeooo:paragraph-rsid="0018672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9d473" officeooo:paragraph-rsid="0019d473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ab5b8" officeooo:paragraph-rsid="001ab5b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1b00ee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2077e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077e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3cb02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396aaf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5be6c" officeooo:paragraph-rsid="0015be6c"/>
    </style:style>
    <style:style style:name="P28" style:family="paragraph" style:parent-style-name="Standard">
      <style:paragraph-properties fo:text-align="center" style:justify-single-word="false"/>
      <style:text-properties officeooo:rsid="00151189" officeooo:paragraph-rsid="00151189"/>
    </style:style>
    <style:style style:name="P29" style:family="paragraph" style:parent-style-name="Standard">
      <style:paragraph-properties fo:text-align="center" style:justify-single-word="false"/>
      <style:text-properties fo:font-size="16pt" officeooo:rsid="00151189" officeooo:paragraph-rsid="00151189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151189" officeooo:paragraph-rsid="00151189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51189" officeooo:paragraph-rsid="00151189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151189" officeooo:paragraph-rsid="00151189" style:font-size-asian="12pt" style:font-size-complex="12pt"/>
    </style:style>
    <style:style style:name="P33" style:family="paragraph" style:parent-style-name="Standard">
      <style:paragraph-properties fo:text-align="end" style:justify-single-word="false"/>
      <style:text-properties fo:font-size="12pt" officeooo:rsid="00151189" officeooo:paragraph-rsid="0025031a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officeooo:rsid="0015be6c" officeooo:paragraph-rsid="0015be6c" style:font-size-asian="10.5pt" style:font-size-complex="12pt"/>
    </style:style>
    <style:style style:name="P36" style:family="paragraph" style:parent-style-name="Heading_20_1">
      <style:paragraph-properties fo:text-align="start" style:justify-single-word="false"/>
      <style:text-properties officeooo:rsid="00151189" officeooo:paragraph-rsid="0018672d"/>
    </style:style>
    <style:style style:name="P37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d014" style:font-size-asian="10.5pt" style:font-size-complex="12pt"/>
    </style:style>
    <style:style style:name="T3" style:family="text">
      <style:text-properties officeooo:rsid="0015d014"/>
    </style:style>
    <style:style style:name="T4" style:family="text">
      <style:text-properties officeooo:rsid="0016f9e6"/>
    </style:style>
    <style:style style:name="T5" style:family="text">
      <style:text-properties officeooo:rsid="0018672d"/>
    </style:style>
    <style:style style:name="T6" style:family="text">
      <style:text-properties officeooo:rsid="0019d473"/>
    </style:style>
    <style:style style:name="T7" style:family="text">
      <style:text-properties officeooo:rsid="001ab5b8"/>
    </style:style>
    <style:style style:name="T8" style:family="text">
      <style:text-properties officeooo:rsid="001c2b28"/>
    </style:style>
    <style:style style:name="T9" style:family="text">
      <style:text-properties officeooo:rsid="001d5804"/>
    </style:style>
    <style:style style:name="T10" style:family="text">
      <style:text-properties officeooo:rsid="00203c1a"/>
    </style:style>
    <style:style style:name="T11" style:family="text">
      <style:text-properties officeooo:rsid="002077e6"/>
    </style:style>
    <style:style style:name="T12" style:family="text">
      <style:text-properties officeooo:rsid="0021e48e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21e48e"/>
    </style:style>
    <style:style style:name="T15" style:family="text">
      <style:text-properties style:font-name="Times New Roman" officeooo:rsid="0022d9bf"/>
    </style:style>
    <style:style style:name="T16" style:family="text">
      <style:text-properties style:font-name="Times New Roman" officeooo:rsid="002345d6"/>
    </style:style>
    <style:style style:name="T17" style:family="text">
      <style:text-properties style:font-name="Times New Roman" officeooo:rsid="0023cb02"/>
    </style:style>
    <style:style style:name="T18" style:family="text">
      <style:text-properties style:font-name="Times New Roman" officeooo:rsid="0023d14a"/>
    </style:style>
    <style:style style:name="T19" style:family="text">
      <style:text-properties style:font-name="Liberation Serif1" officeooo:rsid="0021e48e"/>
    </style:style>
    <style:style style:name="T20" style:family="text">
      <style:text-properties style:font-name="Liberation Serif1" officeooo:rsid="0022d9bf"/>
    </style:style>
    <style:style style:name="T21" style:family="text">
      <style:text-properties officeooo:rsid="00250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abrina BONO, Victor VARI<text:span text:style-name="T21">N</text:span> </text:p>
      <text:p text:style-name="P33">Emilien LASSALLE, Raphael STURGIS</text:p>
      <text:p text:style-name="P29"/>
      <text:p text:style-name="P29"/>
      <text:p text:style-name="P29">Compte Rendu du projet de réseau</text:p>
      <text:p text:style-name="P29">Master 1 informatique </text:p>
      <text:p text:style-name="P32"/>
      <text:p text:style-name="P30"/>
      <text:p text:style-name="P31"/>
      <text:p text:style-name="P31"/>
      <text:h text:style-name="P1" text:outline-level="1"><text:bookmark text:name="init"/>1. Configuration Réseau</text:h>
      <text:h text:style-name="P5" text:outline-level="2"><text:bookmark text:name="toc7"/>1.1. Topologie et Adressage</text:h>
      <text:p text:style-name="P14">//<text:span text:style-name="T4">texte explicatif de l’installation des VMs et des serveurs.</text:span></text:p>
      <text:p text:style-name="P27"><text:span text:style-name="T1">4 : //</text:span><text:span text:style-name="T2">todo</text:span></text:p>
      <text:h text:style-name="P37" text:outline-level="2"><text:bookmark text:name="reseau"/>1.2. Un grand malheur !</text:h>
      <text:p text:style-name="P34">La machine VM2-6 s'est arrêtée ! VM1-6 n'a donc plus accès directement à VM3-6.</text:p>
      <text:p text:style-name="P34">Comment pourrait-on faire ? Nous allons relier nos deux îlots IPv6 via le réseau IPv4…</text:p>
      <text:p text:style-name="P34">//todo</text:p>
      <text:p text:style-name="P34"/>
      <text:h text:style-name="P2" text:outline-level="1"><text:bookmark text:name="tun"/>2. L'interface virtuelle TUN</text:h>
      <text:h text:style-name="P6" text:outline-level="2"><text:bookmark text:name="toc10"/>2.1. Création de l'interface</text:h>
      <text:p text:style-name="P15">//<text:span text:style-name="T3">todo</text:span></text:p>
      <text:h text:style-name="P6" text:outline-level="2"><text:bookmark text:name="toc11"/>2.2. Configuration de l'interface</text:h>
      <text:p text:style-name="P15">//<text:span text:style-name="T4">texte explicatif pour la question 1</text:span></text:p>
      <text:p text:style-name="P16">2://<text:span text:style-name="T5">todo</text:span></text:p>
      <text:p text:style-name="P17">3://todo</text:p>
      <text:p text:style-name="P17">4://todo</text:p>
      <text:p text:style-name="P17">5://todo</text:p>
      <text:h text:style-name="P7" text:outline-level="2"><text:bookmark text:name="toc12"/>2.3. Récupération des paquets</text:h>
      <text:p text:style-name="P17">//texte explicatif pour la question 1 et 2</text:p>
      <text:p text:style-name="P17">3://todo</text:p>
      <text:p text:style-name="P17">4://todo</text:p>
      <text:h text:style-name="P36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24:59.499255761</meta:creation-date>
    <dc:date>2017-11-24T17:16:01.902196983</dc:date>
    <meta:editing-duration>PT26M31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2" meta:paragraph-count="25" meta:word-count="108" meta:character-count="680" meta:non-whitespace-character-count="595"/>
  </office:meta>
</office:document-meta>
</file>